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Зеленая линия - Random travel</text:p>
      <text:p text:style-name="P1">Красная линия - Reverse travel</text:p>
      <text:p text:style-name="P1">Синия линия - Direct tra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